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officeooo:rsid="0013b656" officeooo:paragraph-rsid="0013b656" style:font-size-asian="10.5pt"/>
    </style:style>
    <style:style style:name="P2" style:family="paragraph" style:parent-style-name="Standard">
      <style:text-properties fo:language="fr" fo:country="FR" officeooo:rsid="001503f8" officeooo:paragraph-rsid="001503f8"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and je suis arrivé en prison, le gardien, qui n'était pas très gentil, m'a demandé de changer mes vêtements pour un salopette orange et des bottes noires. Il m'a demandé aussi de déposer toutes mes affaires dans une petite boite. Je n'avais pas grand chose avec moi : une montre et des écouteurs, deux choses dont je n’avais plus besoin. Le plus remarquable de cette petite salle où tous les condamnés devraient passer avant d'aller a ses cellules était l'odeur, une mélange de sueur et de moule terribles.</text:p>
      <text:p text:style-name="P2"/>
      <text:p text:style-name="P2">Après cette petite introduction à la vie dans la prison, j'ai été ramené à la cellule où j'ai trouvé un petit lit et une peinture très jolie sur le mur. Dans cette peinture il y avait la première maison où j'ai habité, mais elle était à la campagne juste à coté d’un bois. Cette nuit, je me suis couché en pensant à cette petite maison transposée. J'ai été très surpris le matin quand je me suis réveillé et la peinture a été remplacé par une peinture de chien. En plus, la porte de la cellule était ouverte. J'ai été encore plus surpris quand j'ai vu que j'étais le seule sur la prison. J'ai marché sur le terrain jusqu'au moment où j'ai entendu mon nom. Quand je me suis retourné, je me suis réveillé sur mon lit, pas dans la prison, mais chez ma grand mère. C'était l'heure du déjeu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7:23:03.969695764</meta:creation-date>
    <dc:date>2017-04-25T17:08:45.418454640</dc:date>
    <meta:editing-duration>PT1H6M3S</meta:editing-duration>
    <meta:editing-cycles>3</meta:editing-cycles>
    <meta:generator>LibreOffice/5.1.6.2$Linux_X86_64 LibreOffice_project/10m0$Build-2</meta:generator>
    <meta:document-statistic meta:table-count="0" meta:image-count="0" meta:object-count="0" meta:page-count="1" meta:paragraph-count="2" meta:word-count="237" meta:character-count="1297" meta:non-whitespace-character-count="1062"/>
  </office:meta>
</office:document-meta>
</file>